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in the body of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ext:s/>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function parameter of the function abstraction maps to the abstract value of the function abstraction, and the abstract value environments also accept the expression in the body of the function abstraction. <text:s/>Additionally, the Let binding variable also maps to the abstract value of the function abstraction, and like previous rules, the abstract value environments accept the Let expression's next expression.</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text:soft-page-break/>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5T10:04:10</dc:date>
    <dc:creator>Thomas Logan</dc:creator>
    <meta:generator>OpenOffice/4.1.3$Unix OpenOffice.org_project/413m1$Build-9783</meta:generator>
    <meta:editing-duration>P34DT10H45M48S</meta:editing-duration>
    <meta:editing-cycles>566</meta:editing-cycles>
    <meta:document-statistic meta:table-count="0" meta:image-count="0" meta:object-count="0" meta:page-count="22" meta:paragraph-count="268" meta:word-count="9435" meta:character-count="57741"/>
  </office:meta>
</office:document-meta>
</file>